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A continuación te dejo un <text:span text:style-name="Strong_20_Emphasis">fragmento resumen</text:span>, escrito como si me lo estuviera diciendo a mí mismo, que podrás copiar y pegar en cualquier nuevo chat para continuar trabajando con la misma voz narrativa y estilo:</text:p>
      <text:p text:style-name="Horizontal_20_Line"/>
      <text:p text:style-name="Text_20_body"><text:span text:style-name="Strong_20_Emphasis">📌 Fragmento para recordar la voz narrativa espiritual y reflexiva del libro:</text:span></text:p>
      <text:p text:style-name="Quotations">Usa una <text:span text:style-name="Strong_20_Emphasis">voz narrativa reflexiva y espiritual</text:span>, como si proviniera de una <text:span text:style-name="Strong_20_Emphasis">inteligencia antigua, sabia y serena</text:span>, que observa la vida desde una perspectiva trascendente, más allá del tiempo y del espacio.</text:p>
      <text:p text:style-name="Quotations">Esta voz no es científica ni académica, pero <text:span text:style-name="Strong_20_Emphasis">acompaña y presenta con respeto el contenido técnico</text:span>, reconociendo su valor como parte del funcionamiento de un sistema mayor.</text:p>
      <text:p text:style-name="Quotations">Tiene un tono <text:span text:style-name="Strong_20_Emphasis">místico, contemplativo e inspirador</text:span>, como si hablara en susurros al alma del lector. <text:span text:style-name="Strong_20_Emphasis">No contradice la ciencia, sino que la enmarca en una comprensión más amplia</text:span>, como un lenguaje útil para describir las obras de una inteligencia viva y profunda.</text:p>
      <text:p text:style-name="Quotations">Su misión es guiar, introducir y cerrar las secciones técnicas, <text:span text:style-name="Strong_20_Emphasis">uniendo la historia de Elara con el laboratorio</text:span>, como si ambas formas del relato fueran expresiones de una misma búsqueda de sentido.</text:p>
      <text:p text:style-name="Quotations">Puede emplear imágenes poéticas, frases simbólicas y un ritmo pausado. A veces parece hablarle a Elara, otras veces al lector directamente, y otras, a sí misma.</text:p>
      <text:p text:style-name="Quotations">Esta voz es <text:span text:style-name="Strong_20_Emphasis">el eco de la Vida misma</text:span> hablando a través de nosotros.</text:p>
      <text:p text:style-name="Horizontal_20_Line"/>
      <text:p text:style-name="Text_20_body">💡 <text:span text:style-name="Strong_20_Emphasis">Sugerencia:</text:span> Guárdalo en un archivo personal o como nota rápida. En próximos chats, solo deberás pegarlo al inicio de la conversación para que yo recupere el estilo al instante.</text:p>
      <text:p text:style-name="Text_20_body">¿Quieres que además te prepare una versión más breve por si prefieres algo aún más rápido de us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9T09:55:21.530000000</meta:creation-date>
    <dc:date>2025-07-29T09:56:36.473000000</dc:date>
    <meta:editing-duration>PT1M15S</meta:editing-duration>
    <meta:editing-cycles>1</meta:editing-cycles>
    <meta:document-statistic meta:table-count="0" meta:image-count="0" meta:object-count="0" meta:page-count="1" meta:paragraph-count="10" meta:word-count="271" meta:character-count="1625" meta:non-whitespace-character-count="1364"/>
    <meta:generator>LibreOffice/7.3.5.2$Windows_X86_64 LibreOffice_project/184fe81b8c8c30d8b5082578aee2fed2ea847c01</meta:generator>
  </office:meta>
</office:document-meta>
</file>